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01edf2" officeooo:paragraph-rsid="0001edf2"/>
    </style:style>
    <style:style style:name="P2" style:family="paragraph" style:parent-style-name="Heading_20_3">
      <style:text-properties style:font-name="Arial"/>
    </style:style>
    <style:style style:name="P3" style:family="paragraph" style:parent-style-name="Standard">
      <style:text-properties style:font-name="Arial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style:font-name="Ari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La </text:span><text:span text:style-name="Strong_20_Emphasis"><text:span text:style-name="T1">lógica difusa</text:span></text:span><text:span text:style-name="T1"> es una rama de la lógica matemática que permite manejar conceptos que no son completamente precisos o que tienen un grado de incertidumbre. A diferencia de la lógica clásica, que solo admite valores de verdad exactos como "verdadero" (1) o "falso" (0), la lógica difusa trabaja con valores que pueden estar entre 0 y 1, representando grados de verdad. Esto hace que sea útil para modelar situaciones en las que los límites no son claros o las categorías son ambiguas.</text:span></text:p>
      <text:h text:style-name="P2" text:outline-level="3">Ejemplo 1: Temperatura "cálida"</text:h>
      <text:p text:style-name="P4">Imagina que estás hablando sobre la temperatura. Para la lógica clásica, podrías definir que una temperatura inferior a 20 °C es "fría" y superior a 30 °C es "caliente". Pero, ¿qué pasa con los valores entre 20 °C y 30 °C? La lógica difusa permite decir que a 25 °C, por ejemplo, la temperatura es "50% cálida" y "50% fría". Esto refleja mejor la forma en que las personas suelen percibir la temperatura.</text:p>
      <text:h text:style-name="P2" text:outline-level="3">Ejemplo 2: Velocidad "rápida"</text:h>
      <text:p text:style-name="Text_20_body"><text:span text:style-name="T1">En un coche, podríamos querer definir si una velocidad es "rápida". En lógica clásica, podríamos decir que cualquier velocidad mayor a 80 km/h es "rápida" y cualquier velocidad menor o igual a 80 km/h es "lenta". Sin embargo, en lógica difusa, una velocidad de 85 km/h podría considerarse "80% rápida" y "20% lenta". Este enfoque es útil para sistemas como los controles de velocidad adaptativos, que ajustan el comportamiento del coche de manera gradual según las condiciones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1edf2" officeooo:paragraph-rsid="0001ed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8T20:06:32.410000000</meta:creation-date>
    <dc:date>2024-12-18T20:12:33.649000000</dc:date>
    <meta:editing-duration>PT24S</meta:editing-duration>
    <meta:editing-cycles>1</meta:editing-cycles>
    <meta:document-statistic meta:table-count="0" meta:image-count="0" meta:object-count="0" meta:page-count="1" meta:paragraph-count="6" meta:word-count="248" meta:character-count="1460" meta:non-whitespace-character-count="1217"/>
    <meta:generator>LibreOffice/7.1.2.2$Windows_X86_64 LibreOffice_project/8a45595d069ef5570103caea1b71cc9d82b2aae4</meta:generator>
  </office:meta>
</office:document-meta>
</file>